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2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b9kzwmfy9fxd" text:style-name="Index_20_Link" text:visited-style-name="Index_20_Link"><text:span text:style-name="T17">3. Actividad 01<text:tab/>3</text:span></text:a></text:p>
          <text:p text:style-name="P13"><text:a xlink:type="simple" xlink:href="#_4owcmsjlyn6b" text:style-name="Index_20_Link" text:visited-style-name="Index_20_Link"><text:span text:style-name="T17">4. Actividad 02<text:tab/>3</text:span></text:a></text:p>
          <text:p text:style-name="P13"><text:a xlink:type="simple" xlink:href="#_6fwqqdybz39n" text:style-name="Index_20_Link" text:visited-style-name="Index_20_Link"><text:span text:style-name="T17">5. Actividad 03<text:tab/>3</text:span></text:a></text:p>
          <text:p text:style-name="P13"><text:a xlink:type="simple" xlink:href="#_alzs0el7m4cz" text:style-name="Index_20_Link" text:visited-style-name="Index_20_Link"><text:span text:style-name="T17">6. Actividad 04<text:tab/>4</text:span></text:a></text:p>
          <text:p text:style-name="P13"><text:a xlink:type="simple" xlink:href="#_ktvw864l9bkr" text:style-name="Index_20_Link" text:visited-style-name="Index_20_Link"><text:span text:style-name="T17">7. Actividad 05<text:tab/>4</text:span></text:a></text:p>
          <text:p text:style-name="P13"><text:a xlink:type="simple" xlink:href="#_6wczumkftewg" text:style-name="Index_20_Link" text:visited-style-name="Index_20_Link"><text:span text:style-name="T17">8. Actividad 06<text:tab/>4</text:span></text:a></text:p>
          <text:p text:style-name="P13"><text:a xlink:type="simple" xlink:href="#_10z7y1e0ud48" text:style-name="Index_20_Link" text:visited-style-name="Index_20_Link"><text:span text:style-name="T17">9. Actividad 07<text:tab/>4</text:span></text:a></text:p>
          <text:p text:style-name="P13"><text:a xlink:type="simple" xlink:href="#_5fe0zpaae4xr" text:style-name="Index_20_Link" text:visited-style-name="Index_20_Link"><text:span text:style-name="T17">10. Actividad 08<text:tab/>4</text:span></text:a></text:p>
          <text:p text:style-name="P13"><text:a xlink:type="simple" xlink:href="#_6grem8ntahsl" text:style-name="Index_20_Link" text:visited-style-name="Index_20_Link"><text:span text:style-name="T17">11. Actividad 09<text:tab/>4</text:span></text:a></text:p>
          <text:p text:style-name="P13"><text:a xlink:type="simple" xlink:href="#_vw00veskqbmp" text:style-name="Index_20_Link" text:visited-style-name="Index_20_Link"><text:span text:style-name="T17">12. Actividad 10<text:tab/>5</text:span></text:a></text:p>
          <text:p text:style-name="P13"><text:a xlink:type="simple" xlink:href="#_8tscdlysc4ky" text:style-name="Index_20_Link" text:visited-style-name="Index_20_Link"><text:span text:style-name="T17">13. Actividad 11<text:tab/>5</text:span></text:a></text:p>
          <text:p text:style-name="P13"><text:a xlink:type="simple" xlink:href="#_e2pc4awxbe1r" text:style-name="Index_20_Link" text:visited-style-name="Index_20_Link"><text:span text:style-name="T17">14. Actividad 12<text:tab/>5</text:span></text:a></text:p>
          <text:p text:style-name="P13"><text:a xlink:type="simple" xlink:href="#_alh39xso5d2j" text:style-name="Index_20_Link" text:visited-style-name="Index_20_Link"><text:span text:style-name="T17">15. Actividad 13<text:tab/>5</text:span></text:a></text:p>
          <text:p text:style-name="P13"><text:a xlink:type="simple" xlink:href="#_a36y6ru7xeme" text:style-name="Index_20_Link" text:visited-style-name="Index_20_Link"><text:span text:style-name="T17">16. Actividad 14<text:tab/>5</text:span></text:a></text:p>
          <text:p text:style-name="P13"><text:a xlink:type="simple" xlink:href="#_ho7gg4efah49" text:style-name="Index_20_Link" text:visited-style-name="Index_20_Link"><text:span text:style-name="T17">17. Actividad 15<text:tab/>5</text:span></text:a></text:p>
        </text:index-body>
      </text:table-of-content>
      <text:p text:style-name="P12"/>
      <text:p text:style-name="P15"/>
      <text:p text:style-name="P16"><text:span text:style-name="T14">UD04. Actividades evaluables 02</text:span></text:p>
      <text:list xml:id="list1517728010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Viernes 6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615471440331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99229758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892180281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11615178846813" text:continue-list="list99229758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1615342194547" text:continue-list="list11615471440331" text:style-name="WWNum2">
        <text:list-item>
          <text:p text:style-name="P27"><text:bookmark text:name="_b9kzwmfy9fxd"/>Actividad 01</text:p>
        </text:list-item>
      </text:list>
      <text:p text:style-name="Standard">Utiliza el cmdlet Get-ChildItem para listar todos los directorios dentro de una carpeta específica y el cmdlet Export-Csv para generar un informe en un archivo CSV con el nombre de cada directorio y la fecha de última modificación.</text:p>
      <text:p text:style-name="P10"><text:span text:style-name="T9"><text:s/>📕 </text:span><text:span text:style-name="T10">A entregar: <text:s/></text:span><text:s/>fichero con script solicitado, con comentarios, con nombre NumEjer-nombre.ps1</text:p>
      <text:list xml:id="list11616472576028" text:continue-numbering="true" text:style-name="WWNum2">
        <text:list-item>
          <text:p text:style-name="P27"><text:bookmark text:name="_4owcmsjlyn6b"/>Actividad 02</text:p>
        </text:list-item>
      </text:list>
      <text:p text:style-name="Standard">Desarrolla un script que utilice Get-Service y Get-Process para verificar si ciertas características de seguridad están habilitadas en el sistema, como el firewall y el antivirus, y reporta el estado de cada uno en la consola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4927763646" text:continue-numbering="true" text:style-name="WWNum2">
        <text:list-item>
          <text:p text:style-name="P27"><text:bookmark text:name="_6fwqqdybz39n"/>Actividad 03</text:p>
        </text:list-item>
      </text:list>
      <text:p text:style-name="Standard">Escribe un script que emplee Get-ChildItem y Copy-Item para encontrar y copiar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6498561753" text:continue-numbering="true" text:style-name="WWNum2">
        <text:list-item>
          <text:p text:style-name="P27"><text:bookmark text:name="_alzs0el7m4cz"/>Actividad 04</text:p>
        </text:list-item>
      </text:list>
      <text:p text:style-name="Standard">Crea un script que use Get-NetIPAddress para obtener la configuración IP actual de todas las tarjetas de red en la máquina, incluyendo dirección IP, máscara de subred, y puerta de enlace, y lo presente en una tabla formateada con Format-Ta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4899121206" text:continue-numbering="true" text:style-name="WWNum2">
        <text:list-item>
          <text:p text:style-name="P27"><text:bookmark text:name="_ktvw864l9bkr"/>Actividad 05</text:p>
        </text:list-item>
      </text:list>
      <text:p text:style-name="Standard">Desarrolla un script que use Get-Counter para monitorear el uso de CPU y memoria en tiempo real y Write-EventLog para generar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6312718665" text:continue-numbering="true" text:style-name="WWNum2">
        <text:list-item>
          <text:p text:style-name="P27"><text:bookmark text:name="_6wczumkftewg"/>Actividad 06</text:p>
        </text:list-item>
      </text:list>
      <text:p text:style-name="Standard">Escribe un script que automatice tareas de mantenimiento básicas usando Remove-Item, Optimize-Volume, y Defrag para la limpieza de archivos temporales, optimización de disco y desfragmentación, y que genere un log con los resultados de estas operaciones usando Out-Fi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5715726549" text:continue-numbering="true" text:style-name="WWNum2">
        <text:list-item>
          <text:p text:style-name="P27"><text:bookmark text:name="_10z7y1e0ud48"/>Actividad 07</text:p>
        </text:list-item>
      </text:list>
      <text:p text:style-name="P25"><text:soft-page-break/>Utiliza Get-EventLog o Get-WinEvent para crear un script que analice los logs de eventos del sistema buscando errores específicos que ocurrieron en la última semana y exporte los detalles relevantes a un archivo HTML utilizando ConvertTo-Html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6004683691" text:continue-numbering="true" text:style-name="WWNum2">
        <text:list-item>
          <text:p text:style-name="P27"><text:bookmark text:name="_5fe0zpaae4xr"/>Actividad 08</text:p>
        </text:list-item>
      </text:list>
      <text:p text:style-name="Standard">Desarrolla un script que use Get-LocalUser para listar todos los usuarios locales en una máquina, mostrando cuáles están activos e inactivos, y Disable-LocalUser o Enable-LocalUser para permitir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5804509604" text:continue-numbering="true" text:style-name="WWNum2">
        <text:list-item>
          <text:p text:style-name="P27"><text:bookmark text:name="_6grem8ntahsl"/>Actividad 09</text:p>
        </text:list-item>
      </text:list>
      <text:p text:style-name="Standard">Implementa un script que utilice Get-Process para listar todos los procesos que están corriendo con una prioridad por encima de lo normal, y Set-Process para permitir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5388041483" text:continue-numbering="true" text:style-name="WWNum2">
        <text:list-item>
          <text:p text:style-name="P27"><text:bookmark text:name="_vw00veskqbmp"/>Actividad 10</text:p>
        </text:list-item>
      </text:list>
      <text:p text:style-name="Standard">Escribe un script que utilice Get-PSDrive o Get-Volume para calcular el espacio total y disponible en todas las unidades de disco conectadas a la computadora y genere un reporte visual en formato de gráfico de barras utilizando una herramienta de línea de comandos como gnuplot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5550775558" text:continue-numbering="true" text:style-name="WWNum2">
        <text:list-item>
          <text:p text:style-name="P27"><text:bookmark text:name="_8tscdlysc4ky"/>Actividad 11</text:p>
        </text:list-item>
      </text:list>
      <text:p text:style-name="Standard">Utiliza el cmdlet Get-ChildItem para identificar archivos temporales (por ejemplo, archivos .tmp o .log) en el directorio "Windows\Temp" y el cmdlet Remove-Item para eliminarlos automáticamente. Asegúrate de incluir una verificación de seguridad que pida confirmación antes de eliminar los archiv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5745642139" text:continue-numbering="true" text:style-name="WWNum2">
        <text:list-item>
          <text:p text:style-name="P27"><text:bookmark text:name="_e2pc4awxbe1r"/>Actividad 12</text:p>
        </text:list-item>
      </text:list>
      <text:p text:style-name="Standard">Desarrolla un script que use Get-Acl para listar los permisos de todos los archivos en un directorio específico y Export-Csv para guardar estos datos en un archivo CSV. Este script ayudará a auditar quién tiene acceso a información sensi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6347516131" text:continue-numbering="true" text:style-name="WWNum2">
        <text:list-item>
          <text:p text:style-name="P27"><text:bookmark text:name="_alh39xso5d2j"/>Actividad 13</text:p>
        </text:list-item>
      </text:list>
      <text:p text:style-name="Standard">Crea un script que utilice Get-Package para verificar la versión instalada de un software específico y Start-Process para ejecutar un instalador desde una ubicación de red si la versión instalada es antigua. Este script facilitará el mantenimiento de software actualizado en múltiples máquina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615112409140" text:continue-numbering="true" text:style-name="WWNum2">
        <text:list-item>
          <text:p text:style-name="P27"><text:bookmark text:name="_a36y6ru7xeme"/>Actividad 14</text:p>
        </text:list-item>
      </text:list>
      <text:p text:style-name="Standard">Implementa un script usando Get-Drive para monitorear el espacio libre en discos críticos y Send-MailMessage para alertar a los administradores si el espacio libre cae por debajo de un umbral crítico. Configura el umbral y personaliza el mensaje de alerta según las necesidades de tu infraestructura.</text:p>
      <text:p text:style-name="P10"><text:span text:style-name="T9"><text:s/>📕 </text:span><text:span text:style-name="T10">A entregar: f</text:span>ichero con script solicitado, con comentarios, con nombre NumEjer-nombre.ps1</text:p>
      <text:list xml:id="list11615029259745" text:continue-numbering="true" text:style-name="WWNum2">
        <text:list-item>
          <text:p text:style-name="P27"><text:bookmark text:name="_ho7gg4efah49"/>Actividad 15</text:p>
        </text:list-item>
      </text:list>
      <text:p text:style-name="Standard">Escribe un script que use Get-Service para verificar el estado de los servicios de red esenciales como DHCP, DNS, y Web Server. Usa Format-Table para presentar los resultados en una tabla clara y Out-File para guardar esta información en un archivo de texto, facilitando revisiones periódicas del estado de servicios críticos.</text:p>
      <text:p text:style-name="P10"><text:span text:style-name="T9"><text:s/>📕 </text:span><text:span text:style-name="T10">A entregar: </text:span><text:s/>fichero con script solicitado, con comentarios, con nombre NumEjer-nombre.ps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0" meta:word-count="1185" meta:character-count="7595" meta:non-whitespace-character-count="6481"/>
    <meta:generator>LibreOfficeDev/6.0.5.2$Linux_X86_64 LibreOffice_project/</meta:generator>
  </office:meta>
</office:document-meta>
</file>